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style>
    <style:style style:name="P2" style:parent-style-name="Normal" style:family="paragraph">
      <style:text-properties fo:font-size="18pt" style:font-size-asian="18pt"/>
    </style:style>
    <style:style style:name="P3"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4" style:parent-style-name="Normal" style:family="paragraph">
      <style:text-properties fo:font-size="12pt" style:font-size-asian="12pt"/>
    </style:style>
    <style:style style:name="P5" style:parent-style-name="Normal" style:family="paragraph">
      <style:text-properties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8"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9" style:parent-style-name="Normal" style:family="paragraph">
      <style:text-properties fo:font-size="12pt" style:font-size-asian="12pt"/>
    </style:style>
    <style:style style:name="P10" style:parent-style-name="Normal" style:family="paragraph">
      <style:text-properties fo:font-size="12pt" style:font-size-asian="12pt"/>
    </style:style>
    <style:style style:name="P11" style:parent-style-name="Normal" style:family="paragraph">
      <style:text-properties fo:font-size="12pt" style:font-size-asian="12pt"/>
    </style:style>
    <style:style style:name="P12" style:parent-style-name="Normal" style:family="paragraph">
      <style:text-properties fo:font-size="12pt" style:font-size-asian="12pt"/>
    </style:style>
    <style:style style:name="P13" style:parent-style-name="Normal" style:family="paragraph">
      <style:text-properties fo:font-size="12pt" style:font-size-asian="12pt"/>
    </style:style>
    <style:style style:name="P14" style:parent-style-name="Normal" style:family="paragraph">
      <style:text-properties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size="12pt" style:font-size-asian="12pt"/>
    </style:style>
    <style:style style:name="P17" style:parent-style-name="Normal" style:family="paragraph">
      <style:text-properties fo:font-size="12pt" style:font-size-asian="12pt"/>
    </style:style>
    <style:style style:name="P18"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19" style:parent-style-name="Normal" style:family="paragraph">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23" style:parent-style-name="Normal" style:family="paragraph">
      <style:text-properties fo:font-size="12pt" style:font-size-asian="12pt"/>
    </style:style>
    <style:style style:name="P24" style:parent-style-name="Normal" style:family="paragraph">
      <style:text-properties fo:font-size="12pt" style:font-size-asian="12pt"/>
    </style:style>
    <style:style style:name="P25" style:parent-style-name="Normal" style:family="paragraph">
      <style:text-properties fo:font-size="12pt" style:font-size-asian="12pt"/>
    </style:style>
    <style:style style:name="P26" style:parent-style-name="Normal" style:family="paragraph">
      <style:text-properties fo:font-size="12pt" style:font-size-asian="12pt"/>
    </style:style>
    <style:style style:name="P27" style:parent-style-name="Normal" style:family="paragraph">
      <style:text-properties fo:font-size="12pt" style:font-size-asian="12pt"/>
    </style:style>
    <style:style style:name="P28" style:parent-style-name="Normal" style:family="paragraph">
      <style:text-properties fo:font-size="12pt" style:font-size-asian="12pt"/>
    </style:style>
    <style:style style:name="P29"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30" style:parent-style-name="Normal"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size="12pt" style:font-size-asian="12pt"/>
    </style:style>
    <style:style style:name="P33" style:parent-style-name="Normal" style:family="paragraph">
      <style:text-properties fo:font-size="12pt" style:font-size-asian="12pt"/>
    </style:style>
    <style:style style:name="P34" style:parent-style-name="Normal" style:family="paragraph">
      <style:text-properties fo:font-size="12pt" style:font-size-asian="12pt"/>
    </style:style>
    <style:style style:name="P35" style:parent-style-name="Normal" style:family="paragraph">
      <style:text-properties fo:font-size="12pt" style:font-size-asian="12pt"/>
    </style:style>
    <style:style style:name="P36" style:parent-style-name="Normal" style:family="paragraph">
      <style:text-properties fo:font-size="12pt" style:font-size-asian="12pt"/>
    </style:style>
    <style:style style:name="P37" style:parent-style-name="Normal" style:family="paragraph">
      <style:text-properties fo:font-size="14pt" style:font-size-asian="14pt"/>
    </style:style>
    <style:style style:name="P38" style:parent-style-name="Normal" style:family="paragraph">
      <style:text-properties fo:font-size="14pt" style:font-size-asian="14pt"/>
    </style:style>
    <style:style style:name="P39" style:parent-style-name="Normal" style:family="paragraph">
      <style:text-properties fo:font-size="14pt" style:font-size-asian="14pt"/>
    </style:style>
    <style:style style:name="P40" style:parent-style-name="Normal" style:family="paragraph">
      <style:text-properties fo:font-size="14pt" style:font-size-asian="14pt"/>
    </style:style>
    <style:style style:name="P41" style:parent-style-name="Normal" style:family="paragraph">
      <style:text-properties fo:font-size="14pt" style:font-size-asian="14pt"/>
    </style:style>
    <style:style style:name="P42"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43" style:parent-style-name="Normal" style:family="paragraph">
      <style:text-properties fo:font-size="12pt" style:font-size-asian="12pt"/>
    </style:style>
    <style:style style:name="P44" style:parent-style-name="Normal" style:family="paragraph">
      <style:text-properties fo:font-size="12pt" style:font-size-asian="12pt"/>
    </style:style>
    <style:style style:name="P45" style:parent-style-name="Normal" style:family="paragraph">
      <style:text-properties fo:font-size="12pt" style:font-size-asian="12pt"/>
    </style:style>
    <style:style style:name="P46" style:parent-style-name="Normal" style:family="paragraph">
      <style:text-properties fo:font-size="12pt" style:font-size-asian="12pt"/>
    </style:style>
    <style:style style:name="P47" style:parent-style-name="Normal" style:family="paragraph">
      <style:text-properties fo:font-size="12pt" style:font-size-asian="12pt"/>
    </style:style>
    <style:style style:name="P48"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49" style:parent-style-name="Normal" style:family="paragraph">
      <style:text-properties fo:font-size="12pt" style:font-size-asian="12pt"/>
    </style:style>
    <style:style style:name="P50" style:parent-style-name="Normal" style:family="paragraph">
      <style:text-properties fo:font-size="12pt" style:font-size-asian="12pt"/>
    </style:style>
    <style:style style:name="P51" style:parent-style-name="Normal" style:family="paragraph">
      <style:text-properties fo:font-size="12pt" style:font-size-asian="12pt"/>
    </style:style>
    <style:style style:name="P52" style:parent-style-name="Normal" style:family="paragraph">
      <style:text-properties fo:font-size="12pt" style:font-size-asian="12pt"/>
    </style:style>
    <style:style style:name="P53" style:parent-style-name="Normal" style:family="paragraph">
      <style:text-properties fo:font-size="12pt" style:font-size-asian="12pt"/>
    </style:style>
    <style:style style:name="P54" style:parent-style-name="Normal" style:family="paragraph">
      <style:text-properties fo:font-size="14pt" style:font-size-asian="14pt"/>
    </style:style>
    <style:style style:name="TableColumn56" style:family="table-column">
      <style:table-column-properties style:column-width="2.0868in"/>
    </style:style>
    <style:style style:name="TableColumn57" style:family="table-column">
      <style:table-column-properties style:column-width="2.0868in"/>
    </style:style>
    <style:style style:name="TableColumn58" style:family="table-column">
      <style:table-column-properties style:column-width="2.0875in"/>
    </style:style>
    <style:style style:name="Table55" style:family="table">
      <style:table-properties style:width="6.2611in" fo:margin-left="0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fo:font-size="16pt" style:font-size-asian="16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fo:font-size="16pt" style:font-size-asian="16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16pt" style:font-size-asian="16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size="12pt" style:font-size-asian="12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font-size="12pt" style:font-size-asian="12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font-size="12pt" style:font-size-asian="12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font-size="12pt" style:font-size-asian="12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font-size="12pt" style:font-size-asian="12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size="12pt" style:font-size-asian="12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font-size="12pt" style:font-size-asian="12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size="12pt" style:font-size-asian="12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fo:font-size="12pt" style:font-size-asian="12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font-size="12pt" style:font-size-asian="12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fo:font-size="12pt" style:font-size-asian="12pt"/>
    </style:style>
    <style:style style:name="P94" style:parent-style-name="Normal" style:family="paragraph">
      <style:text-properties fo:font-size="12pt" style:font-size-asian="12pt"/>
    </style:style>
  </office:automatic-styles>
  <office:body>
    <office:text text:use-soft-page-breaks="true">
      <text:p text:style-name="P1">Project specification</text:p>
      <text:p text:style-name="P2"/>
      <text:p text:style-name="P3">The stakeholders for the website project are</text:p>
      <text:p text:style-name="P4">The client – without the client the website would never have been created, it also is being created to meet their<text:s/>demands and requirements.<text:s/></text:p>
      <text:p text:style-name="P5">Team members - Each team member would be a stakeholder because they each made 1/5 of the website for a unique topic chosen for them, they also can be affected and can affect the website.</text:p>
      <text:p text:style-name="P6">The public – the public would be a stakeholder because the entire website is aimed at helping the public with their health, the public can also affect the website and the website can also affect the public. Some of the public will also share an interest in the website.</text:p>
      <text:p text:style-name="P7"/>
      <text:p text:style-name="P8">Business case requirements</text:p>
      <text:p text:style-name="P9">The website will have links to individual sites which each will have their own subjects, these will be; sexual health, mental health, healthy eating, drugs and alcohol and illnesses and diseases. Each webpage will aim to inform young adults about each region of their own health in an attempt to improve health in young adults.<text:s/></text:p>
      <text:p text:style-name="P10">Each individual website will share a common theme and common features so that each website is fluent and easy to navigate through. A common theme is the colour arrangement and layout<text:s/>of each page, by having this people will know the websites are a together and that they belong to the same grand website. It also provides a very basic and simple arrangement for each page so that it will be easy for everyone to get information. A common feature would be the contact page which allows the visitor to contact us for any questions or advice they might need which will help towards the websites aim of helping young adults understand their health.</text:p>
      <text:p text:style-name="P11">The website is being created for a client although<text:s/>we are doing it for free so there isn’t a payback period and no cost for the website it’s simply takes time and no money.</text:p>
      <text:p text:style-name="P12">Overall the website will aim towards helping young adults without costing anything but time and effort and it will cover a multitude<text:s/>of subjects to ensure that we can help in every aspect of their help.</text:p>
      <text:p text:style-name="P13"/>
      <text:p text:style-name="P14"/>
      <text:p text:style-name="P15"/>
      <text:p text:style-name="P16"/>
      <text:p text:style-name="P17"/>
      <text:soft-page-break/>
      <text:p text:style-name="P18">Specific objectives or deliverables<text:s/></text:p>
      <text:p text:style-name="P19">An objective for the project is that everything is completed by the 22/4/16, this is the final deadline for the project so it is imperative that<text:s/>everything is done by then to avoid failures.</text:p>
      <text:p text:style-name="P20"/>
      <text:p text:style-name="P21"/>
      <text:p text:style-name="P22">Benefits and success factors<text:s/></text:p>
      <text:p text:style-name="P23">A benefit to the project would be each team member doing their roles efficiently and effectively. This would be benefit the project because it gives a higher chance that<text:s/>deadlines won’t be missed and it will also improve the working environment because everyone is doing their job and not slacking.</text:p>
      <text:p text:style-name="P24">A big success factor to the project would be each the teams existing knowledge of coding, if the team already knows and is confident at coding then creating a small website like this shouldn’t be a problem as its rather simple and the time frame is very big for the job.</text:p>
      <text:p text:style-name="P25">Another success factor would be good communication between the team and the client, this would help to ensure that everyone is on the same page.</text:p>
      <text:p text:style-name="P26">Definitive deadlines for the project would be beneficial because the team will be clear of what needs doing and when it needs doing so they will be able to better organise and manage tasks to meet these deadlines.</text:p>
      <text:p text:style-name="P27">The attendance of team mates is a massive success factor because if they don’t attend to the meeting they will be unaware of what they need to do and they will be unaware of the feedback the client gave them. This will also mean that other team members will have to<text:s/>tell them what they missed which is time that could be spent creating the website or other resources for the website.<text:s/></text:p>
      <text:p text:style-name="P28"/>
      <text:p text:style-name="P29">Project boundaries or scope</text:p>
      <text:p text:style-name="P30">For this project we are creating a 25 page website about health in young adults.</text:p>
      <text:p text:style-name="P31">Each team member will do their own topic (5 total).</text:p>
      <text:p text:style-name="P32">Each team member will create 5 pages for their website which will later be compiled to make the “grand” website.</text:p>
      <text:p text:style-name="P33">The project will be done over the period of a month.</text:p>
      <text:p text:style-name="P34">Each team member will have their own role for the project.</text:p>
      <text:p text:style-name="P35">Each<text:s/>member’s website must have 3 dynamic features.<text:s/></text:p>
      <text:p text:style-name="P36"/>
      <text:p text:style-name="P37"/>
      <text:p text:style-name="P38"/>
      <text:p text:style-name="P39"/>
      <text:p text:style-name="P40"/>
      <text:p text:style-name="P41"/>
      <text:p text:style-name="P42">Constraints</text:p>
      <text:p text:style-name="P43">A constraint to the project is the deadline which is a date by when it needs to be completed, this is a restraint because the tem may not have time to do certain things like testing and receiving feedback on the website before launch.</text:p>
      <text:p text:style-name="P44">The design of each website is rather restricted because they all must follow a common theme so if they don’t it doesn’t meet the client needs.<text:s/></text:p>
      <text:p text:style-name="P45">The amount of pages is a restraint because there are only five and<text:s/>they must effectively cover the topic, this can be difficult and may cause certain information to be restricted because of this limitation.</text:p>
      <text:p text:style-name="P46">The team is also limited on the resources they have for the creation of the website, this could be a constraint when<text:s/>it comes to the design and the features of the website because the constraints on the resources will constrain the work the team can produce.</text:p>
      <text:p text:style-name="P47"/>
      <text:p text:style-name="P48">Consideration of options</text:p>
      <text:p text:style-name="P49">The web project is over a month long and there are plenty of options when it’s comes to<text:s/>the design and the documentation process.</text:p>
      <text:p text:style-name="P50">An example of this is the moodboards we created, from these moodboards we considered the design of each and chose the best design for the website and for the client needs.</text:p>
      <text:p text:style-name="P51">For the website itself we had plenty of<text:s/>options for the 3 interactive features for the website and we needed to consider the options we had and see which one best suited to<text:s/>our website, the client needs and the purpose of the website.</text:p>
      <text:p text:style-name="P52"/>
      <text:p text:style-name="P53"/>
      <text:p text:style-name="P54">Risks<text:s/></text:p>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Risk<text:s/></text:p>
          </table:table-cell>
          <table:table-cell table:style-name="TableCell62">
            <text:p text:style-name="P63">Effect<text:s/></text:p>
          </table:table-cell>
          <table:table-cell table:style-name="TableCell64">
            <text:p text:style-name="P65">Mitigation<text:s/></text:p>
          </table:table-cell>
        </table:table-row>
        <table:table-row table:style-name="TableRow66">
          <table:table-cell table:style-name="TableCell67">
            <text:p text:style-name="P68">College servers down or slow</text:p>
          </table:table-cell>
          <table:table-cell table:style-name="TableCell69">
            <text:p text:style-name="P70">This can cause minor delays and potentially<text:s/>cause deadlines to be missed.</text:p>
          </table:table-cell>
          <table:table-cell table:style-name="TableCell71">
            <text:p text:style-name="P72">Have a copy of your work at home which can be worked on if the servers are slow or down.</text:p>
          </table:table-cell>
        </table:table-row>
        <table:table-row table:style-name="TableRow73">
          <table:table-cell table:style-name="TableCell74">
            <text:p text:style-name="P75">Bugs with the website<text:s/></text:p>
          </table:table-cell>
          <table:table-cell table:style-name="TableCell76">
            <text:p text:style-name="P77">The client may ask for changes to the website to<text:s/><text:soft-page-break/>improve it which could cause it to be submitted later.</text:p>
          </table:table-cell>
          <table:table-cell table:style-name="TableCell78">
            <text:p text:style-name="P79">As soon<text:s/>as the website is finished gather your team<text:s/><text:soft-page-break/>members and test each other’s website and then make changes from the feedback you get.</text:p>
          </table:table-cell>
        </table:table-row>
        <text:soft-page-break/>
        <table:table-row table:style-name="TableRow80">
          <table:table-cell table:style-name="TableCell81">
            <text:p text:style-name="P82">College closed due to bad weather<text:s/></text:p>
          </table:table-cell>
          <table:table-cell table:style-name="TableCell83">
            <text:p text:style-name="P84">Cause work to be left incomplete because students cannot acess it</text:p>
          </table:table-cell>
          <table:table-cell table:style-name="TableCell85">
            <text:p text:style-name="P86">Connect to college from home and do what is still left or work on improving what currently exists</text:p>
          </table:table-cell>
        </table:table-row>
        <table:table-row table:style-name="TableRow87">
          <table:table-cell table:style-name="TableCell88">
            <text:p text:style-name="P89">Client could change the requirements<text:s/></text:p>
          </table:table-cell>
          <table:table-cell table:style-name="TableCell90">
            <text:p text:style-name="P91">The new requirements would take time to implement so it could miss the deadline</text:p>
          </table:table-cell>
          <table:table-cell table:style-name="TableCell92">
            <text:p text:style-name="P93">Discuss the changes with your team and the client and discuss the best ways to approach and implement the changes within the given time</text:p>
          </table:table-cell>
        </table:table-row>
      </table:table>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ve Mitchell</meta:initial-creator>
    <dc:creator>Steve Mitchell</dc:creator>
    <meta:creation-date>2016-03-21T20:13:00Z</meta:creation-date>
    <dc:date>2016-06-10T08:45:00Z</dc:date>
    <meta:template xlink:href="Normal" xlink:type="simple"/>
    <meta:editing-cycles>14</meta:editing-cycles>
    <meta:editing-duration>PT13740S</meta:editing-duration>
    <meta:document-statistic meta:page-count="4" meta:paragraph-count="12" meta:word-count="961" meta:character-count="6429" meta:row-count="45" meta:non-whitespace-character-count="5480"/>
  </office:meta>
</office:document-meta>
</file>